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6931in" table:align="margins"/>
    </style:style>
    <style:style style:name="BenchmarkingSingleCycle.A" style:family="table-column">
      <style:table-column-properties style:column-width="1.1153in" style:rel-column-width="10922*"/>
    </style:style>
    <style:style style:name="BenchmarkingSingleCycle.C" style:family="table-column">
      <style:table-column-properties style:column-width="1.1153in" style:rel-column-width="10923*"/>
    </style:style>
    <style:style style:name="BenchmarkingSingleCycle.A1" style:family="table-cell">
      <style:table-cell-properties style:vertical-align="middle" fo:padding="0in" fo:border="none" style:writing-mode="page"/>
    </style:style>
    <style:style style:name="BenchmarkingSingleCycle.B1" style:family="table-cell">
      <style:table-cell-properties fo:padding="0.0382in" fo:border-left="0.5pt solid #000000" fo:border-right="none" fo:border-top="0.5pt solid #000000" fo:border-bottom="0.5pt solid #000000" style:writing-mode="page"/>
    </style:style>
    <style:style style:name="BenchmarkingSingleCycle.C1" style:family="table-cell">
      <style:table-cell-properties fo:padding="0.0382in" fo:border-left="0.5pt solid #000000" fo:border-right="none" fo:border-top="0.5pt solid #000000" fo:border-bottom="0.5pt solid #000000" style:writing-mode="page"/>
    </style:style>
    <style:style style:name="BenchmarkingSingleCycle.D1" style:family="table-cell">
      <style:table-cell-properties fo:padding="0.0382in" fo:border-left="0.5pt solid #000000" fo:border-right="none" fo:border-top="0.5pt solid #000000" fo:border-bottom="0.5pt solid #000000" style:writing-mode="page"/>
    </style:style>
    <style:style style:name="BenchmarkingSingleCycle.E1" style:family="table-cell">
      <style:table-cell-properties fo:padding="0.0382in" fo:border-left="0.5pt solid #000000" fo:border-right="none" fo:border-top="0.5pt solid #000000" fo:border-bottom="0.5pt solid #000000" style:writing-mode="page"/>
    </style:style>
    <style:style style:name="BenchmarkingSingleCycle.F1" style:family="table-cell">
      <style:table-cell-properties fo:padding="0.0382in" fo:border="0.5pt solid #000000" style:writing-mode="page"/>
    </style:style>
    <style:style style:name="BenchmarkingSingleCycle.A2" style:family="table-cell">
      <style:table-cell-properties fo:padding="0.0382in" fo:border="0.5pt solid #000000" style:writing-mode="page"/>
    </style:style>
    <style:style style:name="BenchmarkingSingleCycle.B2" style:family="table-cell">
      <style:table-cell-properties fo:padding="0.0382in" fo:border-left="0.5pt solid #000000" fo:border-right="none" fo:border-top="none" fo:border-bottom="0.5pt solid #000000" style:writing-mode="page"/>
    </style:style>
    <style:style style:name="BenchmarkingSingleCycle.C2" style:family="table-cell">
      <style:table-cell-properties fo:padding="0.0382in" fo:border-left="0.5pt solid #000000" fo:border-right="none" fo:border-top="none" fo:border-bottom="0.5pt solid #000000" style:writing-mode="page"/>
    </style:style>
    <style:style style:name="BenchmarkingSingleCycle.D2" style:family="table-cell">
      <style:table-cell-properties fo:padding="0.0382in" fo:border-left="0.5pt solid #000000" fo:border-right="none" fo:border-top="none" fo:border-bottom="0.5pt solid #000000" style:writing-mode="page"/>
    </style:style>
    <style:style style:name="BenchmarkingSingleCycle.E2" style:family="table-cell">
      <style:table-cell-properties fo:padding="0.0382in" fo:border-left="0.5pt solid #000000" fo:border-right="none" fo:border-top="none" fo:border-bottom="0.5pt solid #000000" style:writing-mode="page"/>
    </style:style>
    <style:style style:name="BenchmarkingSingleCycle.F2" style:family="table-cell">
      <style:table-cell-properties fo:padding="0.0382in" fo:border-left="0.5pt solid #000000" fo:border-right="0.5pt solid #000000" fo:border-top="none" fo:border-bottom="0.5pt solid #000000" style:writing-mode="page"/>
    </style:style>
    <style:style style:name="BenchmarkingSingleCycle.A3" style:family="table-cell">
      <style:table-cell-properties fo:padding="0.0382in" fo:border-left="0.5pt solid #000000" fo:border-right="0.5pt solid #000000" fo:border-top="none" fo:border-bottom="0.5pt solid #000000" style:writing-mode="page"/>
    </style:style>
    <style:style style:name="BenchmarkingSingleCycle.B3" style:family="table-cell">
      <style:table-cell-properties fo:padding="0.0382in" fo:border-left="0.5pt solid #000000" fo:border-right="none" fo:border-top="none" fo:border-bottom="0.5pt solid #000000" style:writing-mode="page"/>
    </style:style>
    <style:style style:name="BenchmarkingSingleCycle.C3" style:family="table-cell">
      <style:table-cell-properties fo:padding="0.0382in" fo:border-left="0.5pt solid #000000" fo:border-right="none" fo:border-top="none" fo:border-bottom="0.5pt solid #000000" style:writing-mode="page"/>
    </style:style>
    <style:style style:name="BenchmarkingSingleCycle.D3" style:family="table-cell">
      <style:table-cell-properties fo:padding="0.0382in" fo:border-left="0.5pt solid #000000" fo:border-right="none" fo:border-top="none" fo:border-bottom="0.5pt solid #000000" style:writing-mode="page"/>
    </style:style>
    <style:style style:name="BenchmarkingSingleCycle.E3" style:family="table-cell">
      <style:table-cell-properties fo:padding="0.0382in" fo:border-left="0.5pt solid #000000" fo:border-right="none" fo:border-top="none" fo:border-bottom="0.5pt solid #000000" style:writing-mode="page"/>
    </style:style>
    <style:style style:name="BenchmarkingSingleCycle.F3" style:family="table-cell">
      <style:table-cell-properties fo:padding="0.0382in" fo:border-left="0.5pt solid #000000" fo:border-right="0.5pt solid #000000" fo:border-top="none" fo:border-bottom="0.5pt solid #000000" style:writing-mode="page"/>
    </style:style>
    <style:style style:name="BenchmarkingSingleCycle.A4" style:family="table-cell">
      <style:table-cell-properties fo:padding="0.0382in" fo:border-left="0.5pt solid #000000" fo:border-right="0.5pt solid #000000" fo:border-top="none" fo:border-bottom="0.5pt solid #000000" style:writing-mode="page"/>
    </style:style>
    <style:style style:name="BenchmarkingSingleCycle.B4" style:family="table-cell">
      <style:table-cell-properties fo:padding="0.0382in" fo:border-left="0.5pt solid #000000" fo:border-right="none" fo:border-top="none" fo:border-bottom="0.5pt solid #000000" style:writing-mode="page"/>
    </style:style>
    <style:style style:name="BenchmarkingSingleCycle.C4" style:family="table-cell">
      <style:table-cell-properties fo:padding="0.0382in" fo:border-left="0.5pt solid #000000" fo:border-right="none" fo:border-top="none" fo:border-bottom="0.5pt solid #000000" style:writing-mode="page"/>
    </style:style>
    <style:style style:name="BenchmarkingSingleCycle.D4" style:family="table-cell">
      <style:table-cell-properties fo:padding="0.0382in" fo:border-left="0.5pt solid #000000" fo:border-right="none" fo:border-top="none" fo:border-bottom="0.5pt solid #000000" style:writing-mode="page"/>
    </style:style>
    <style:style style:name="BenchmarkingSingleCycle.E4" style:family="table-cell">
      <style:table-cell-properties fo:padding="0.0382in" fo:border-left="0.5pt solid #000000" fo:border-right="none" fo:border-top="none" fo:border-bottom="0.5pt solid #000000" style:writing-mode="page"/>
    </style:style>
    <style:style style:name="BenchmarkingSingleCycle.F4" style:family="table-cell">
      <style:table-cell-properties fo:padding="0.0382in" fo:border-left="0.5pt solid #000000" fo:border-right="0.5pt solid #000000" fo:border-top="none" fo:border-bottom="0.5pt solid #000000" style:writing-mode="page"/>
    </style:style>
    <style:style style:name="Table1" style:family="table" style:master-page-name="">
      <style:table-properties style:width="6.6931in" style:page-number="auto" table:align="margins" fo:background-color="transparent" style:shadow="none" style:may-break-between-rows="true" table:border-model="collapsing">
        <style:background-image/>
      </style:table-properties>
    </style:style>
    <style:style style:name="Table1.A" style:family="table-column">
      <style:table-column-properties style:column-width="1.1153in" style:rel-column-width="10922*"/>
    </style:style>
    <style:style style:name="Table1.C" style:family="table-column">
      <style:table-column-properties style:column-width="1.1153in" style:rel-column-width="10923*"/>
    </style:style>
    <style:style style:name="Table1.A1" style:family="table-cell">
      <style:table-cell-properties style:vertical-align="middle" fo:padding="0in" fo:border="none" style:writing-mode="page"/>
    </style:style>
    <style:style style:name="Table1.B1" style:family="table-cell">
      <style:table-cell-properties fo:padding="0.0382in" fo:border-left="0.05pt solid #000000" fo:border-right="none" fo:border-top="0.05pt solid #000000" fo:border-bottom="0.05pt solid #000000" style:writing-mode="page"/>
    </style:style>
    <style:style style:name="Table1.C1" style:family="table-cell">
      <style:table-cell-properties fo:padding="0.0382in" fo:border-left="0.05pt solid #000000" fo:border-right="none" fo:border-top="0.05pt solid #000000" fo:border-bottom="0.05pt solid #000000" style:writing-mode="page"/>
    </style:style>
    <style:style style:name="Table1.D1" style:family="table-cell">
      <style:table-cell-properties fo:padding="0.0382in" fo:border-left="0.05pt solid #000000" fo:border-right="none" fo:border-top="0.05pt solid #000000" fo:border-bottom="0.05pt solid #000000" style:writing-mode="page"/>
    </style:style>
    <style:style style:name="Table1.E1" style:family="table-cell">
      <style:table-cell-properties fo:padding="0.0382in" fo:border-left="0.05pt solid #000000" fo:border-right="none" fo:border-top="0.05pt solid #000000" fo:border-bottom="0.05pt solid #000000" style:writing-mode="page"/>
    </style:style>
    <style:style style:name="Table1.F1" style:family="table-cell">
      <style:table-cell-properties fo:padding="0.0382in" fo:border="0.05pt solid #000000" style:writing-mode="page"/>
    </style:style>
    <style:style style:name="Table1.2" style:family="table-row">
      <style:table-row-properties fo:background-color="#ffa1a1">
        <style:background-image/>
      </style:table-row-properties>
    </style:style>
    <style:style style:name="Table1.A2" style:family="table-cell">
      <style:table-cell-properties fo:background-color="transparent" fo:padding="0.0382in" fo:border="0.05pt solid #000000" style:writing-mode="page">
        <style:background-image/>
      </style:table-cell-properties>
    </style:style>
    <style:style style:name="Table1.B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F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0.05pt solid #000000" fo:border-top="none" fo:border-bottom="0.05pt solid #000000" style:writing-mode="page"/>
    </style:style>
    <style:style style:name="Table1.B3" style:family="table-cell">
      <style:table-cell-properties fo:padding="0.0382in" fo:border-left="0.05pt solid #000000" fo:border-right="none" fo:border-top="none" fo:border-bottom="0.05pt solid #000000" style:writing-mode="page"/>
    </style:style>
    <style:style style:name="Table1.C3" style:family="table-cell">
      <style:table-cell-properties fo:padding="0.0382in" fo:border-left="0.05pt solid #000000" fo:border-right="none" fo:border-top="none" fo:border-bottom="0.05pt solid #000000" style:writing-mode="page"/>
    </style:style>
    <style:style style:name="Table1.D3" style:family="table-cell">
      <style:table-cell-properties fo:padding="0.0382in" fo:border-left="0.05pt solid #000000" fo:border-right="none" fo:border-top="none" fo:border-bottom="0.05pt solid #000000" style:writing-mode="page"/>
    </style:style>
    <style:style style:name="Table1.E3" style:family="table-cell">
      <style:table-cell-properties fo:padding="0.0382in" fo:border-left="0.05pt solid #000000" fo:border-right="none" fo:border-top="none" fo:border-bottom="0.05pt solid #000000" style:writing-mode="page"/>
    </style:style>
    <style:style style:name="Table1.F3" style:family="table-cell">
      <style:table-cell-properties fo:padding="0.0382in" fo:border-left="0.05pt solid #000000" fo:border-right="0.05pt solid #000000" fo:border-top="none" fo:border-bottom="0.05pt solid #000000" style:writing-mode="page"/>
    </style:style>
    <style:style style:name="Table1.4" style:family="table-row">
      <style:table-row-properties style:min-row-height="0.3215in" fo:background-color="transparent" fo:keep-together="auto">
        <style:background-image/>
      </style:table-row-properties>
    </style:style>
    <style:style style:name="Table1.A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B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D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E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F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C" style:family="table-column">
      <style:table-column-properties style:column-width="1.1153in" style:rel-column-width="10923*"/>
    </style:style>
    <style:style style:name="Table2.A1" style:family="table-cell">
      <style:table-cell-properties style:vertical-align="middle" fo:padding="0in" fo:border="none" style:writing-mode="page"/>
    </style:style>
    <style:style style:name="Table2.B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table-cell-properties fo:padding="0.0382in" fo:border-left="0.5pt solid #000000" fo:border-right="0.5pt solid #000000"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0.5pt solid #000000"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ProcessorProsCons" style:family="table">
      <style:table-properties style:width="6.6931in" table:align="margins"/>
    </style:style>
    <style:style style:name="ProcessorProsCons.A" style:family="table-column">
      <style:table-column-properties style:column-width="0.4354in" style:rel-column-width="627*"/>
    </style:style>
    <style:style style:name="ProcessorProsCons.B" style:family="table-column">
      <style:table-column-properties style:column-width="1.9986in" style:rel-column-width="2878*"/>
    </style:style>
    <style:style style:name="ProcessorProsCons.C" style:family="table-column">
      <style:table-column-properties style:column-width="1.941in" style:rel-column-width="2795*"/>
    </style:style>
    <style:style style:name="ProcessorProsCons.D" style:family="table-column">
      <style:table-column-properties style:column-width="2.3181in" style:rel-column-width="3338*"/>
    </style:style>
    <style:style style:name="ProcessorProsCons.A1" style:family="table-cell">
      <style:table-cell-properties fo:padding="0.0382in" fo:border="none" style:writing-mode="page"/>
    </style:style>
    <style:style style:name="ProcessorProsCons.B1" style:family="table-cell">
      <style:table-cell-properties fo:padding="0.0382in" fo:border-left="0.5pt solid #000000" fo:border-right="none" fo:border-top="0.5pt solid #000000" fo:border-bottom="0.5pt solid #000000" style:writing-mode="page"/>
    </style:style>
    <style:style style:name="ProcessorProsCons.D1" style:family="table-cell">
      <style:table-cell-properties fo:padding="0.0382in" fo:border="0.5pt solid #000000" style:writing-mode="page"/>
    </style:style>
    <style:style style:name="ProcessorProsCons.B2" style:family="table-cell">
      <style:table-cell-properties fo:padding="0.0382in" fo:border-left="0.5pt solid #000000" fo:border-right="none" fo:border-top="none" fo:border-bottom="0.5pt solid #000000" style:writing-mode="page"/>
    </style:style>
    <style:style style:name="ProcessorProsCons.D2" style:family="table-cell">
      <style:table-cell-properties fo:padding="0.0382in" fo:border-left="0.5pt solid #000000" fo:border-right="0.5pt solid #000000" fo:border-top="none" fo:border-bottom="0.5pt solid #000000" style:writing-mode="page"/>
    </style:style>
    <style:style style:name="P1" style:family="paragraph" style:parent-style-name="Footnote">
      <style:text-properties officeooo:rsid="0024cb5a" officeooo:paragraph-rsid="0024cb5a"/>
    </style:style>
    <style:style style:name="P2" style:family="paragraph" style:parent-style-name="Heading_20_1">
      <style:paragraph-properties fo:text-align="center" style:justify-single-word="false"/>
      <style:text-properties officeooo:rsid="000a1858" officeooo:paragraph-rsid="000a1858"/>
    </style:style>
    <style:style style:name="P3" style:family="paragraph" style:parent-style-name="Heading_20_2">
      <style:text-properties officeooo:rsid="000a1858" officeooo:paragraph-rsid="000a1858"/>
    </style:style>
    <style:style style:name="P4" style:family="paragraph" style:parent-style-name="Heading_20_2" style:list-style-name="">
      <style:text-properties officeooo:rsid="000a1858" officeooo:paragraph-rsid="000a1858"/>
    </style:style>
    <style:style style:name="P5" style:family="paragraph" style:parent-style-name="Heading_20_2">
      <style:text-properties officeooo:paragraph-rsid="000a1858"/>
    </style:style>
    <style:style style:name="P6" style:family="paragraph" style:parent-style-name="Heading_20_2">
      <style:text-properties officeooo:paragraph-rsid="00115e1e"/>
    </style:style>
    <style:style style:name="P7" style:family="paragraph" style:parent-style-name="Heading_20_2">
      <style:paragraph-properties fo:break-before="page"/>
      <style:text-properties officeooo:rsid="000a1858" officeooo:paragraph-rsid="000a1858"/>
    </style:style>
    <style:style style:name="P8" style:family="paragraph" style:parent-style-name="Standard">
      <style:text-properties officeooo:paragraph-rsid="000a1858"/>
    </style:style>
    <style:style style:name="P9" style:family="paragraph" style:parent-style-name="Table_20_Contents">
      <style:paragraph-properties fo:text-align="center" style:justify-single-word="false"/>
      <style:text-properties fo:font-size="14pt" fo:font-weight="bold" officeooo:rsid="000a1858" officeooo:paragraph-rsid="000a1858" style:font-weight-asian="bold" style:font-weight-complex="bold"/>
    </style:style>
    <style:style style:name="P10" style:family="paragraph" style:parent-style-name="Table_20_Contents">
      <style:text-properties fo:font-size="14pt" fo:font-weight="bold" officeooo:rsid="000a1858" officeooo:paragraph-rsid="000a1858" style:font-weight-asian="bold" style:font-weight-complex="bold"/>
    </style:style>
    <style:style style:name="P11" style:family="paragraph" style:parent-style-name="Table_20_Contents">
      <style:text-properties fo:font-size="14pt" fo:font-weight="bold" officeooo:rsid="000b9208" officeooo:paragraph-rsid="000b9208" style:font-weight-asian="bold" style:font-weight-complex="bold"/>
    </style:style>
    <style:style style:name="P12" style:family="paragraph" style:parent-style-name="Table_20_Contents">
      <style:text-properties fo:font-size="14pt" fo:font-weight="bold" officeooo:rsid="00187aae" officeooo:paragraph-rsid="00187aae" style:font-weight-asian="bold" style:font-weight-complex="bold"/>
    </style:style>
    <style:style style:name="P13" style:family="paragraph" style:parent-style-name="Table_20_Contents">
      <style:text-properties fo:font-size="14pt" fo:font-weight="bold" officeooo:rsid="000b9208" officeooo:paragraph-rsid="000b9208" fo:background-color="#ffa1a1" style:font-weight-asian="bold" style:font-weight-complex="bold"/>
    </style:style>
    <style:style style:name="P14" style:family="paragraph" style:parent-style-name="Table_20_Contents">
      <style:paragraph-properties fo:text-align="end" style:justify-single-word="false"/>
      <style:text-properties officeooo:rsid="000a1858" officeooo:paragraph-rsid="000a1858"/>
    </style:style>
    <style:style style:name="P15" style:family="paragraph" style:parent-style-name="Table_20_Contents">
      <style:paragraph-properties fo:text-align="center" style:justify-single-word="false"/>
      <style:text-properties fo:font-style="italic" officeooo:rsid="000a1858" officeooo:paragraph-rsid="000a1858" style:font-style-asian="italic" style:font-style-complex="italic"/>
    </style:style>
    <style:style style:name="P16" style:family="paragraph" style:parent-style-name="Table_20_Contents">
      <style:paragraph-properties fo:text-align="center" style:justify-single-word="false"/>
      <style:text-properties fo:font-style="italic" officeooo:rsid="000a1858" officeooo:paragraph-rsid="001702ae" style:font-style-asian="italic" style:font-style-complex="italic"/>
    </style:style>
    <style:style style:name="P17" style:family="paragraph" style:parent-style-name="Table_20_Contents">
      <style:paragraph-properties fo:text-align="center" style:justify-single-word="false"/>
      <style:text-properties fo:font-style="italic" officeooo:rsid="0019f3c6" officeooo:paragraph-rsid="0019f3c6" style:font-style-asian="italic" style:font-style-complex="italic"/>
    </style:style>
    <style:style style:name="P18" style:family="paragraph" style:parent-style-name="Table_20_Contents">
      <style:paragraph-properties fo:text-align="end" style:justify-single-word="false"/>
      <style:text-properties officeooo:rsid="000b9208" officeooo:paragraph-rsid="000b9208"/>
    </style:style>
    <style:style style:name="P19" style:family="paragraph" style:parent-style-name="Table_20_Contents">
      <style:paragraph-properties fo:text-align="end" style:justify-single-word="false"/>
      <style:text-properties officeooo:paragraph-rsid="000a1858" fo:background-color="#ffa1a1"/>
    </style:style>
    <style:style style:name="P2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70ce" officeooo:paragraph-rsid="001f70c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officeooo:paragraph-rsid="000a1858"/>
    </style:style>
    <style:style style:name="P25" style:family="paragraph" style:parent-style-name="Table_20_Contents">
      <style:paragraph-properties fo:text-align="end" style:justify-single-word="false"/>
      <style:text-properties officeooo:paragraph-rsid="000d836f"/>
    </style:style>
    <style:style style:name="P26" style:family="paragraph" style:parent-style-name="Table_20_Contents">
      <style:text-properties officeooo:rsid="00187aae" officeooo:paragraph-rsid="00187aae"/>
    </style:style>
    <style:style style:name="P27" style:family="paragraph" style:parent-style-name="Table_20_Contents" style:list-style-name="L1">
      <style:text-properties officeooo:rsid="0019f3c6" officeooo:paragraph-rsid="001b6e5e"/>
    </style:style>
    <style:style style:name="P28" style:family="paragraph" style:parent-style-name="Table_20_Contents" style:list-style-name="L1">
      <style:text-properties officeooo:rsid="0019f3c6" officeooo:paragraph-rsid="0019f3c6"/>
    </style:style>
    <style:style style:name="P29" style:family="paragraph" style:parent-style-name="Table_20_Contents" style:list-style-name="L1">
      <style:text-properties officeooo:rsid="001b6e5e" officeooo:paragraph-rsid="001b6e5e"/>
    </style:style>
    <style:style style:name="P30" style:family="paragraph" style:parent-style-name="Table_20_Contents" style:list-style-name="L1">
      <style:text-properties officeooo:rsid="0021fe16" officeooo:paragraph-rsid="0021fe16"/>
    </style:style>
    <style:style style:name="P31" style:family="paragraph" style:parent-style-name="Text_20_body">
      <style:paragraph-properties fo:text-align="center" style:justify-single-word="false"/>
      <style:text-properties fo:font-style="italic" officeooo:rsid="000a1858" officeooo:paragraph-rsid="000a1858" style:font-style-asian="italic" style:font-style-complex="italic"/>
    </style:style>
    <style:style style:name="P32" style:family="paragraph" style:parent-style-name="Text_20_body">
      <style:text-properties officeooo:rsid="00148f71" officeooo:paragraph-rsid="00148f71"/>
    </style:style>
    <style:style style:name="P33" style:family="paragraph" style:parent-style-name="Text_20_body">
      <style:text-properties officeooo:rsid="0014a32f" officeooo:paragraph-rsid="0014a32f"/>
    </style:style>
    <style:style style:name="P34" style:family="paragraph" style:parent-style-name="Text_20_body">
      <style:paragraph-properties fo:text-align="start" style:justify-single-word="false"/>
      <style:text-properties officeooo:paragraph-rsid="001bc6a2"/>
    </style:style>
    <style:style style:name="P35" style:family="paragraph" style:parent-style-name="Text_20_body">
      <style:text-properties officeooo:paragraph-rsid="00115e1e"/>
    </style:style>
    <style:style style:name="P36" style:family="paragraph" style:parent-style-name="Text_20_body">
      <style:text-properties fo:font-size="12pt" fo:font-style="italic" fo:font-weight="normal" officeooo:paragraph-rsid="00115e1e" style:font-style-asian="italic" style:font-weight-asian="normal" style:font-style-complex="italic" style:font-weight-complex="normal"/>
    </style:style>
    <style:style style:name="T1" style:family="text">
      <style:text-properties officeooo:rsid="000a1858"/>
    </style:style>
    <style:style style:name="T2" style:family="text">
      <style:text-properties officeooo:rsid="000b9208"/>
    </style:style>
    <style:style style:name="T3" style:family="text">
      <style:text-properties officeooo:rsid="000d836f"/>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d16f" style:font-style-asian="normal" style:font-style-complex="normal"/>
    </style:style>
    <style:style style:name="T7" style:family="text">
      <style:text-properties fo:font-style="normal" officeooo:rsid="001bc6a2" style:font-style-asian="normal" style:font-style-complex="normal"/>
    </style:style>
    <style:style style:name="T8" style:family="text">
      <style:text-properties fo:font-style="normal" officeooo:rsid="0021fe16" style:font-style-asian="normal" style:font-style-complex="normal"/>
    </style:style>
    <style:style style:name="T9" style:family="text">
      <style:text-properties officeooo:rsid="0014a32f"/>
    </style:style>
    <style:style style:name="T10" style:family="text">
      <style:text-properties officeooo:rsid="0014ab3f"/>
    </style:style>
    <style:style style:name="T11" style:family="text">
      <style:text-properties officeooo:rsid="00160b2f"/>
    </style:style>
    <style:style style:name="T12" style:family="text">
      <style:text-properties officeooo:rsid="001b6e5e"/>
    </style:style>
    <style:style style:name="T13" style:family="text">
      <style:text-properties officeooo:rsid="001bc6a2"/>
    </style:style>
    <style:style style:name="T14" style:family="text">
      <style:text-properties officeooo:rsid="001dbded"/>
    </style:style>
    <style:style style:name="T15" style:family="text">
      <style:text-properties officeooo:rsid="001f70ce"/>
    </style:style>
    <style:style style:name="T16" style:family="text">
      <style:text-properties officeooo:rsid="0021fe16"/>
    </style:style>
    <style:style style:name="T17" style:family="text">
      <style:text-properties officeooo:rsid="0024cb5a"/>
    </style:style>
    <style:style style:name="T18" style:family="text">
      <style:text-properties officeooo:rsid="00251522"/>
    </style:style>
    <style:style style:name="T19" style:family="text">
      <style:text-properties officeooo:rsid="0026435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8">Term Project </text:span>Project Part 3</text:h>
      <text:p text:style-name="P31">James Gaul</text:p>
      <text:p text:style-name="P31">Andy Esli<text:span text:style-name="T18">ck</text:span></text:p>
      <text:h text:style-name="Heading_20_2" text:outline-level="2">Introduction</text:h>
      <text:p text:style-name="P32"><text:tab/><text:span text:style-name="T9">During this semester, w</text:span>e created three processors that implement the RISC-V ISA using three different implementation strategies: Single Cycle, Software Scheduled Pipeline, and Hardware Scheduled Pipeline. For each processor, we sketched a high level design, implemented the processor, wrote tests, debugged, and did performance analysis after the processor was confirmed to be working. <text:span text:style-name="T18">This report discusses our results, interpretations, and potential for improvement.</text:span></text:p>
      <text:h text:style-name="P3" text:outline-level="2">Benchmarking</text:h>
      <table:table table:name="BenchmarkingSingleCycle" table:style-name="BenchmarkingSingleCycle">
        <table:table-column table:style-name="BenchmarkingSingleCycle.A" table:number-columns-repeated="2"/>
        <table:table-column table:style-name="BenchmarkingSingleCycle.C"/>
        <table:table-column table:style-name="BenchmarkingSingleCycle.A"/>
        <table:table-column table:style-name="BenchmarkingSingleCycle.C" table:number-columns-repeated="2"/>
        <table:table-row table:style-name="TableLine94011393956368">
          <table:table-cell table:style-name="BenchmarkingSingleCycle.A1" office:value-type="string">
            <text:p text:style-name="P16">Single</text:p>
            <text:p text:style-name="P16">Cycle</text:p>
          </table:table-cell>
          <table:table-cell table:style-name="BenchmarkingSingleCycle.B1" office:value-type="string">
            <text:p text:style-name="P9">Instruction <text:span text:style-name="T9">Count</text:span></text:p>
          </table:table-cell>
          <table:table-cell table:style-name="BenchmarkingSingleCycle.C1" office:value-type="string">
            <text:p text:style-name="P9">Total Cycles to execute</text:p>
          </table:table-cell>
          <table:table-cell table:style-name="BenchmarkingSingleCycle.D1" office:value-type="string">
            <text:p text:style-name="P9">CPI</text:p>
          </table:table-cell>
          <table:table-cell table:style-name="BenchmarkingSingleCycle.E1" office:value-type="string">
            <text:p text:style-name="P9">Maximum Cycle Time</text:p>
          </table:table-cell>
          <table:table-cell table:style-name="BenchmarkingSingleCycle.F1" office:value-type="string">
            <text:p text:style-name="P9">Total Execution Time</text:p>
          </table:table-cell>
        </table:table-row>
        <table:table-row table:style-name="TableLine94011393956368">
          <table:table-cell table:style-name="BenchmarkingSingleCycle.A2" office:value-type="string">
            <text:p text:style-name="P11">Testbench</text:p>
          </table:table-cell>
          <table:table-cell table:style-name="BenchmarkingSingleCycle.B2" office:value-type="string">
            <text:p text:style-name="P18">115</text:p>
          </table:table-cell>
          <table:table-cell table:style-name="BenchmarkingSingleCycle.C2" office:value-type="string">
            <text:p text:style-name="P18">115</text:p>
          </table:table-cell>
          <table:table-cell table:style-name="BenchmarkingSingleCycle.D2" office:value-type="string">
            <text:p text:style-name="P18">1.0</text:p>
          </table:table-cell>
          <table:table-cell table:style-name="BenchmarkingSingleCycle.E2" office:value-type="string">
            <text:p text:style-name="P25">36.27 <text:span text:style-name="T3">ns</text:span></text:p>
          </table:table-cell>
          <table:table-cell table:style-name="BenchmarkingSingleCycle.F2" office:value-type="string">
            <text:p text:style-name="P23">4 171.05 <text:span text:style-name="T3">ns</text:span></text:p>
          </table:table-cell>
        </table:table-row>
        <table:table-row table:style-name="TableLine94011393956368">
          <table:table-cell table:style-name="BenchmarkingSingleCycle.A3" office:value-type="string">
            <text:p text:style-name="P10">Grendel</text:p>
          </table:table-cell>
          <table:table-cell table:style-name="BenchmarkingSingleCycle.B3" office:value-type="string">
            <text:p text:style-name="P14">2 129</text:p>
          </table:table-cell>
          <table:table-cell table:style-name="BenchmarkingSingleCycle.C3" office:value-type="string">
            <text:p text:style-name="P14">2 129</text:p>
          </table:table-cell>
          <table:table-cell table:style-name="BenchmarkingSingleCycle.D3" office:value-type="string">
            <text:p text:style-name="P14">1.0</text:p>
          </table:table-cell>
          <table:table-cell table:style-name="BenchmarkingSingleCycle.E3" office:value-type="string">
            <text:p text:style-name="P25">36.27 <text:span text:style-name="T3">ns</text:span></text:p>
          </table:table-cell>
          <table:table-cell table:style-name="BenchmarkingSingleCycle.F3" office:value-type="string">
            <text:p text:style-name="P23">77 218.83 <text:span text:style-name="T3">ns</text:span></text:p>
          </table:table-cell>
        </table:table-row>
        <table:table-row table:style-name="TableLine94011393956368">
          <table:table-cell table:style-name="BenchmarkingSingleCycle.A4" office:value-type="string">
            <text:p text:style-name="P10">Mergesort</text:p>
          </table:table-cell>
          <table:table-cell table:style-name="BenchmarkingSingleCycle.B4" office:value-type="string">
            <text:p text:style-name="P14">549</text:p>
          </table:table-cell>
          <table:table-cell table:style-name="BenchmarkingSingleCycle.C4" office:value-type="string">
            <text:p text:style-name="P14">549</text:p>
          </table:table-cell>
          <table:table-cell table:style-name="BenchmarkingSingleCycle.D4" office:value-type="string">
            <text:p text:style-name="P14">1.0</text:p>
          </table:table-cell>
          <table:table-cell table:style-name="BenchmarkingSingleCycle.E4" office:value-type="string">
            <text:p text:style-name="P25">36.27 <text:span text:style-name="T3">ns</text:span></text:p>
          </table:table-cell>
          <table:table-cell table:style-name="BenchmarkingSingleCycle.F4" office:value-type="string">
            <text:p text:style-name="P23">19 912.23 <text:span text:style-name="T3">ns</text:span></text:p>
          </table:table-cell>
        </table:table-row>
      </table:table>
      <text:p text:style-name="Standard"/>
      <table:table table:name="Table1" table:style-name="Table1" table:template-name="Default Style">
        <table:table-column table:style-name="Table1.A" table:number-columns-repeated="2"/>
        <table:table-column table:style-name="Table1.C"/>
        <table:table-column table:style-name="Table1.A"/>
        <table:table-column table:style-name="Table1.C" table:number-columns-repeated="2"/>
        <table:table-row table:style-name="TableLine94011460350704">
          <table:table-cell table:style-name="Table1.A1" office:value-type="string">
            <text:p text:style-name="P15">Software Scheduled</text:p>
            <text:p text:style-name="P17">Pipeline</text:p>
          </table:table-cell>
          <table:table-cell table:style-name="Table1.B1" office:value-type="string">
            <text:p text:style-name="P9">Instruction <text:span text:style-name="T9">Count</text:span></text:p>
          </table:table-cell>
          <table:table-cell table:style-name="Table1.C1" office:value-type="string">
            <text:p text:style-name="P9">Total Cycles to execute</text:p>
          </table:table-cell>
          <table:table-cell table:style-name="Table1.D1" office:value-type="string">
            <text:p text:style-name="P9">CPI</text:p>
          </table:table-cell>
          <table:table-cell table:style-name="Table1.E1" office:value-type="string">
            <text:p text:style-name="P9">Maximum Cycle Time</text:p>
          </table:table-cell>
          <table:table-cell table:style-name="Table1.F1" office:value-type="string">
            <text:p text:style-name="P9">Total Execution Time</text:p>
          </table:table-cell>
        </table:table-row>
        <table:table-row table:style-name="Table1.2">
          <table:table-cell table:style-name="Table1.A2" office:value-type="string">
            <text:p text:style-name="P13">Testbench</text:p>
          </table:table-cell>
          <table:table-cell table:style-name="Table1.B2" office:value-type="string">
            <text:p text:style-name="P19"/>
          </table:table-cell>
          <table:table-cell table:style-name="Table1.C2" office:value-type="string">
            <text:p text:style-name="P19"/>
          </table:table-cell>
          <table:table-cell table:style-name="Table1.D2" office:value-type="string">
            <text:p text:style-name="P19"/>
          </table:table-cell>
          <table:table-cell table:style-name="Table1.E2" office:value-type="string">
            <text:p text:style-name="P19">17.72 <text:span text:style-name="T3">ns</text:span></text:p>
          </table:table-cell>
          <table:table-cell table:style-name="Table1.F2" office:value-type="string">
            <text:p text:style-name="P19"/>
          </table:table-cell>
        </table:table-row>
        <table:table-row table:style-name="TableLine94011460350704">
          <table:table-cell table:style-name="Table1.A3" office:value-type="string">
            <text:p text:style-name="P10">Grendel</text:p>
          </table:table-cell>
          <table:table-cell table:style-name="Table1.B3" office:value-type="string">
            <text:p text:style-name="P14">6 013</text:p>
          </table:table-cell>
          <table:table-cell table:style-name="Table1.C3" office:value-type="string">
            <text:p text:style-name="P14">6275</text:p>
          </table:table-cell>
          <table:table-cell table:style-name="Table1.D3" office:value-type="string">
            <text:p text:style-name="P14">1.04</text:p>
          </table:table-cell>
          <table:table-cell table:style-name="Table1.E3" office:value-type="string">
            <text:p text:style-name="P25">17.72 <text:span text:style-name="T3">ns</text:span></text:p>
          </table:table-cell>
          <table:table-cell table:style-name="Table1.F3" office:value-type="string">
            <text:p text:style-name="P24">110 812.37 <text:span text:style-name="T3">ns</text:span></text:p>
          </table:table-cell>
        </table:table-row>
        <table:table-row table:style-name="Table1.4">
          <table:table-cell table:style-name="Table1.A4" office:value-type="string">
            <text:p text:style-name="P22">Mergesort</text:p>
          </table:table-cell>
          <table:table-cell table:style-name="Table1.B4" office:value-type="string">
            <text:p text:style-name="P21">1425</text:p>
          </table:table-cell>
          <table:table-cell table:style-name="Table1.C4" office:value-type="string">
            <text:p text:style-name="P21">1515</text:p>
          </table:table-cell>
          <table:table-cell table:style-name="Table1.D4" office:value-type="string">
            <text:p text:style-name="P21">1.06</text:p>
          </table:table-cell>
          <table:table-cell table:style-name="Table1.E4" office:value-type="string">
            <text:p text:style-name="P20">17.72 ns</text:p>
          </table:table-cell>
          <table:table-cell table:style-name="Table1.F4" office:value-type="string">
            <text:p text:style-name="P20">26 750.95 ns</text:p>
          </table:table-cell>
        </table:table-row>
      </table:table>
      <text:p text:style-name="P8"/>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style-name="TableLine94011425489616">
          <table:table-cell table:style-name="Table2.A1" office:value-type="string">
            <text:p text:style-name="P15">Hardware Scheduled</text:p>
            <text:p text:style-name="P17">Pipeline</text:p>
          </table:table-cell>
          <table:table-cell table:style-name="Table2.B1" office:value-type="string">
            <text:p text:style-name="P9">Instruction <text:span text:style-name="T9">Count</text:span></text:p>
          </table:table-cell>
          <table:table-cell table:style-name="Table2.C1" office:value-type="string">
            <text:p text:style-name="P9">Total Cycles to execute</text:p>
          </table:table-cell>
          <table:table-cell table:style-name="Table2.D1" office:value-type="string">
            <text:p text:style-name="P9">CPI</text:p>
          </table:table-cell>
          <table:table-cell table:style-name="Table2.E1" office:value-type="string">
            <text:p text:style-name="P9">Maximum Cycle Time</text:p>
          </table:table-cell>
          <table:table-cell table:style-name="Table2.F1" office:value-type="string">
            <text:p text:style-name="P9">Total Execution Time</text:p>
          </table:table-cell>
        </table:table-row>
        <table:table-row table:style-name="TableLine94011425489616">
          <table:table-cell table:style-name="Table2.A2" office:value-type="string">
            <text:p text:style-name="P11">Testbench</text:p>
          </table:table-cell>
          <table:table-cell table:style-name="Table2.B2" office:value-type="string">
            <text:p text:style-name="P18">115</text:p>
          </table:table-cell>
          <table:table-cell table:style-name="Table2.C2" office:value-type="string">
            <text:p text:style-name="P18">214</text:p>
          </table:table-cell>
          <table:table-cell table:style-name="Table2.D2" office:value-type="string">
            <text:p text:style-name="P18">1.86</text:p>
          </table:table-cell>
          <table:table-cell table:style-name="Table2.E2" office:value-type="string">
            <text:p text:style-name="P24">19.42 <text:span text:style-name="T3">ns</text:span></text:p>
          </table:table-cell>
          <table:table-cell table:style-name="Table2.F2" office:value-type="string">
            <text:p text:style-name="P24">4 153.93 <text:span text:style-name="T3">ns</text:span></text:p>
          </table:table-cell>
        </table:table-row>
        <table:table-row table:style-name="TableLine94011425489616">
          <table:table-cell table:style-name="Table2.A3" office:value-type="string">
            <text:p text:style-name="P10">Grendel</text:p>
          </table:table-cell>
          <table:table-cell table:style-name="Table2.B3" office:value-type="string">
            <text:p text:style-name="P14">2 129</text:p>
          </table:table-cell>
          <table:table-cell table:style-name="Table2.C3" office:value-type="string">
            <text:p text:style-name="P14">7073</text:p>
          </table:table-cell>
          <table:table-cell table:style-name="Table2.D3" office:value-type="string">
            <text:p text:style-name="P14">3.32</text:p>
          </table:table-cell>
          <table:table-cell table:style-name="Table2.E3" office:value-type="string">
            <text:p text:style-name="P24">19.42 <text:span text:style-name="T3">ns</text:span></text:p>
          </table:table-cell>
          <table:table-cell table:style-name="Table2.F3" office:value-type="string">
            <text:p text:style-name="P24">137 265.99 <text:span text:style-name="T3">ns</text:span></text:p>
          </table:table-cell>
        </table:table-row>
        <table:table-row table:style-name="TableLine94011425489616">
          <table:table-cell table:style-name="Table2.A4" office:value-type="string">
            <text:p text:style-name="P10">Mergesort</text:p>
          </table:table-cell>
          <table:table-cell table:style-name="Table2.B4" office:value-type="string">
            <text:p text:style-name="P14">549</text:p>
          </table:table-cell>
          <table:table-cell table:style-name="Table2.C4" office:value-type="string">
            <text:p text:style-name="P14">1551</text:p>
          </table:table-cell>
          <table:table-cell table:style-name="Table2.D4" office:value-type="string">
            <text:p text:style-name="P14">2.83</text:p>
          </table:table-cell>
          <table:table-cell table:style-name="Table2.E4" office:value-type="string">
            <text:p text:style-name="P24">19.42 <text:span text:style-name="T3">ns</text:span></text:p>
          </table:table-cell>
          <table:table-cell table:style-name="Table2.F4" office:value-type="string">
            <text:p text:style-name="P24">30 172.27 <text:span text:style-name="T3">ns</text:span></text:p>
          </table:table-cell>
        </table:table-row>
      </table:table>
      <text:p text:style-name="P8"/>
      <text:h text:style-name="P4" text:outline-level="2"/>
      <text:h text:style-name="P7" text:outline-level="2">Performance Analysis</text:h>
      <text:p text:style-name="P33"><text:tab/><draw:frame draw:style-name="fr1" draw:name="Object1" text:anchor-type="as-char" svg:y="-0.1484in" svg:width="3.3098in" svg:height="0.1839in" draw:z-index="0"><draw:object xlink:href="./Object 1" xlink:type="simple" xlink:show="embed" xlink:actuate="onLoad"/><draw:image xlink:href="./ObjectReplacements/Object 1" xlink:type="simple" xlink:show="embed" xlink:actuate="onLoad"/></draw:frame><text:span text:style-name="T10">gives us</text:span> our total execution time in nanoseconds. <text:span text:style-name="T10">For each processor, we synthesized it to get our Maximum Cycle Time, and ran each test program (Testbench, Grendel, and Mergesort) using the provided toolflow to get the instruction count from RARS, the cycle count, and CPI.</text:span></text:p>
      <text:p text:style-name="P33"><text:tab/><text:span text:style-name="T11">Each processor has its own pros and cons, </text:span><text:span text:style-name="T17">s</text:span><text:span text:style-name="T12">ome of which are </text:span><text:span text:style-name="T17">listed</text:span><text:span text:style-name="T12"> below.</text:span></text:p>
      <table:table table:name="ProcessorProsCons" table:style-name="ProcessorProsCons">
        <table:table-column table:style-name="ProcessorProsCons.A"/>
        <table:table-column table:style-name="ProcessorProsCons.B"/>
        <table:table-column table:style-name="ProcessorProsCons.C"/>
        <table:table-column table:style-name="ProcessorProsCons.D"/>
        <table:table-row table:style-name="TableLine94011403195680">
          <table:table-cell table:style-name="ProcessorProsCons.A1" office:value-type="string">
            <text:p text:style-name="Table_20_Contents"/>
          </table:table-cell>
          <table:table-cell table:style-name="ProcessorProsCons.B1" office:value-type="string">
            <text:p text:style-name="P12">Single Cycle</text:p>
          </table:table-cell>
          <table:table-cell table:style-name="ProcessorProsCons.B1" office:value-type="string">
            <text:p text:style-name="P12">Software Scheduled</text:p>
          </table:table-cell>
          <table:table-cell table:style-name="ProcessorProsCons.D1" office:value-type="string">
            <text:p text:style-name="P12">Hardware Scheduled</text:p>
          </table:table-cell>
        </table:table-row>
        <table:table-row table:style-name="TableLine94011403195680">
          <table:table-cell table:style-name="ProcessorProsCons.D1" office:value-type="string">
            <text:p text:style-name="P26">Pros</text:p>
          </table:table-cell>
          <table:table-cell table:style-name="ProcessorProsCons.B2" office:value-type="string">
            <text:list xml:id="list2905081481" text:style-name="L1">
              <text:list-item>
                <text:p text:style-name="P27">No hazards</text:p>
              </text:list-item>
              <text:list-item>
                <text:p text:style-name="P27"><text:span text:style-name="T12">S</text:span>mall instruction count</text:p>
              </text:list-item>
            </text:list>
          </table:table-cell>
          <table:table-cell table:style-name="ProcessorProsCons.B2" office:value-type="string">
            <text:list xml:id="list171838690646054" text:continue-numbering="true" text:style-name="L1">
              <text:list-item>
                <text:p text:style-name="P28">No hazard detection overhead</text:p>
              </text:list-item>
              <text:list-item>
                <text:p text:style-name="P29">Small cycle time</text:p>
              </text:list-item>
            </text:list>
          </table:table-cell>
          <table:table-cell table:style-name="ProcessorProsCons.D2" office:value-type="string">
            <text:list xml:id="list171838706931624" text:continue-numbering="true" text:style-name="L1">
              <text:list-item>
                <text:p text:style-name="P29">Small Instruction Count</text:p>
              </text:list-item>
              <text:list-item>
                <text:p text:style-name="P29">Register Forwarding</text:p>
              </text:list-item>
              <text:list-item>
                <text:p text:style-name="P29">Small cycle time</text:p>
              </text:list-item>
            </text:list>
          </table:table-cell>
        </table:table-row>
        <table:table-row table:style-name="TableLine94011403195680">
          <table:table-cell table:style-name="ProcessorProsCons.D2" office:value-type="string">
            <text:p text:style-name="P26">Cons</text:p>
          </table:table-cell>
          <table:table-cell table:style-name="ProcessorProsCons.B2" office:value-type="string">
            <text:list xml:id="list171837559284500" text:continue-numbering="true" text:style-name="L1">
              <text:list-item>
                <text:p text:style-name="P28">Large cycle time</text:p>
              </text:list-item>
              <text:list-item>
                <text:p text:style-name="P30">Module Downtime<text:note text:id="ftn0" text:note-class="footnote"><text:note-citation>1</text:note-citation><text:note-body><text:p text:style-name="P1">For each cycle and instruction, not all modules are used. For example, addi does not use DMem or the DMem Sign Extender. In a pipelined processor, more modules can be used at a time, resulting in less potential downtime for a given module.</text:p></text:note-body></text:note></text:p>
              </text:list-item>
            </text:list>
          </table:table-cell>
          <table:table-cell table:style-name="ProcessorProsCons.B2" office:value-type="string">
            <text:list xml:id="list171837789385328" text:continue-numbering="true" text:style-name="L1">
              <text:list-item>
                <text:p text:style-name="P27">Large instruction count</text:p>
              </text:list-item>
              <text:list-item>
                <text:p text:style-name="P27"><text:span text:style-name="T12">No forwarding</text:span></text:p>
              </text:list-item>
            </text:list>
          </table:table-cell>
          <table:table-cell table:style-name="ProcessorProsCons.D2" office:value-type="string">
            <text:list xml:id="list171839210497696" text:continue-numbering="true" text:style-name="L1">
              <text:list-item>
                <text:p text:style-name="P28">Hazard <text:span text:style-name="T13">d</text:span>etection overhead</text:p>
              </text:list-item>
            </text:list>
          </table:table-cell>
        </table:table-row>
      </table:table>
      <text:p text:style-name="Text_20_body"/>
      <text:p text:style-name="Text_20_body"><text:tab/><text:span text:style-name="T19">Because single cycle processors don’t need to work around hazards, they do not need to insert NOPs, so each cycle an instruction gets executed. This results in having the smallest possible CPI of 1.0. </text:span></text:p>
      <text:p text:style-name="Text_20_body"><text:tab/><text:span text:style-name="T18">Our software scheduled pipeline can reorder instructions, but cannot forward. </text:span></text:p>
      <text:h text:style-name="P6" text:outline-level="2"><text:span text:style-name="T1">Software Optimization</text:span></text:h>
      <text:h text:style-name="P6" text:outline-level="2"><text:span text:style-name="T1">Hardware Opti</text:span><text:span text:style-name="T2">mi</text:span><text:span text:style-name="T1">zation</text:span></text:h>
      <text:p text:style-name="P36"><text:tab/><text:span text:style-name="T17">TODO: Performance Benefits of carry look-ahead adder.</text:span></text:p>
      <text:p text:style-name="P35"><text:tab/><text:span text:style-name="T14">For our Software Scheduled pipeline, the slowest stage was Execute, with the </text:span><text:span text:style-name="T15">ALU Control taking around 3 ns, and the </text:span><text:span text:style-name="T14">ALU’s AddSub module taking around 13 ns to complete. </text:span><text:span text:style-name="T15">ALU Control only needs the current </text:span><text:span text:style-name="T17">i</text:span><text:span text:style-name="T15">nstruction </text:span><text:span text:style-name="T17">and Program Counter value </text:span><text:span text:style-name="T15">to set the signals for the ALU. If we moved the ALU Control to the Instruction Decode stage, we </text:span><text:span text:style-name="T16">would bring the Execute cycle time down by 3 ns for free, since ALU Control </text:span><text:span text:style-name="T17">would</text:span><text:span text:style-name="T16"> work in parallel with the Register File and Control units </text:span><text:span text:style-name="T17">since it doesn’t rely on any of the registers or an immediate value</text:span><text:span text:style-name="T16">. </text:span><text:span text:style-name="T17">We would also be able to remove the Program Counter field from our ID/EX buffer, making it more space efficient.</text:span></text:p>
      <text:p text:style-name="P34"><text:tab/><text:span text:style-name="T13">On our hardware scheduled pipeline, the </text:span>Hazard Detection <text:span text:style-name="T13">U</text:span>nit contributed about 4 ns <text:span text:style-name="T13">to </text:span>each cycle, <text:span text:style-name="T13">making up ~</text:span>20% of the overall cycle time to <text:span text:style-name="T4">each cycle</text:span><text:span text:style-name="T5">. The time is split between decoding the instruction in IF, and actually sending the signals for avoiding hazards. </text:span><text:span text:style-name="T7">Within the Hazard Detection Unit, </text:span><text:span text:style-name="T6">2 ns was spent </text:span><text:span text:style-name="T7">comprehensively extracting fields (RS1, RS2, RD, Instruction Encoding, etc.) from </text:span><text:span text:style-name="T6">each instruction stage </text:span><text:span text:style-name="T7">in parallel</text:span><text:span text:style-name="T6">. If we </text:span><text:span text:style-name="T7">cut down on the number of fields extracted from each instruction, we would make the Hazard Detection Unit faster, and lower the maximum cycle time.</text:span></text:p>
      <text:h text:style-name="P5" text:outline-level="2"><text:soft-page-break/><text:span text:style-name="T1">It Depends</text:span></text:h>
      <text:h text:style-name="P5" text:outline-level="2"><text:span text:style-name="T1">Challenges</text:span></text:h>
      <text:h text:style-name="P3" text:outline-level="2">Demo</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3:56:02.141962910</meta:creation-date>
    <dc:date>2025-12-10T17:18:36.991617604</dc:date>
    <meta:editing-duration>PT30M12S</meta:editing-duration>
    <meta:editing-cycles>11</meta:editing-cycles>
    <meta:generator>LibreOffice/7.1.8.1$Linux_X86_64 LibreOffice_project/10$Build-1</meta:generator>
    <meta:document-statistic meta:table-count="4" meta:image-count="0" meta:object-count="1" meta:page-count="3" meta:paragraph-count="108" meta:word-count="630" meta:character-count="3736" meta:non-whitespace-character-count="3216"/>
  </office:meta>
</office:document-meta>
</file>

<file path=Object 1/content.xml><?xml version="1.0" encoding="utf-8"?>
<math xmlns="http://www.w3.org/1998/Math/MathML" display="block">
  <semantics>
    <mrow>
      <mtext>Instruction Count</mtext>
      <mo stretchy="false">×</mo>
      <mtext>CPI</mtext>
      <mo stretchy="false">×</mo>
      <mtext>Maximum Cycle Time</mtext>
    </mrow>
    <annotation encoding="StarMath 5.0">"Instruction Count" times "CPI" times "Maximum Cycle Time"</annotation>
  </semantics>
</math>
</file>